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text-properties style:font-name="Liberation Serif" fo:font-size="11pt" style:font-size-asian="11pt" style:font-size-complex="11pt"/>
    </style:style>
    <style:style style:name="P2" style:family="paragraph" style:parent-style-name="Standard">
      <style:text-properties officeooo:rsid="000b99ac" officeooo:paragraph-rsid="000b99ac"/>
    </style:style>
    <style:style style:name="P3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4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5" style:family="paragraph" style:parent-style-name="Standard">
      <style:text-properties style:font-name="Liberation Serif" fo:font-size="11pt" officeooo:paragraph-rsid="000e264d" style:font-size-asian="11pt" style:font-size-complex="11pt"/>
    </style:style>
    <style:style style:name="P6" style:family="paragraph" style:parent-style-name="Standard">
      <style:text-properties style:font-name="Liberation Serif" fo:font-size="11pt" officeooo:rsid="000e264d" officeooo:paragraph-rsid="000e264d" style:font-size-asian="11pt" style:font-size-complex="11pt"/>
    </style:style>
    <style:style style:name="T1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e264d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0e264d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fo:font-size="10pt" fo:font-style="normal" fo:text-shadow="none" style:text-underline-style="none" fo:font-weight="normal" officeooo:rsid="000e264d" style:font-size-asian="10pt" style:font-style-asian="normal" style:font-weight-asian="normal" style:text-emphasize="none"/>
    </style:style>
    <style:style style:name="T10" style:family="text">
      <style:text-properties officeooo:rsid="000e26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marques sur l'étiquetage :</text:p>
      <text:p text:style-name="P3"/>
      <text:p text:style-name="P3"><text:span text:style-name="T5"/></text:p>
      <text:p text:style-name="P3">Genre du pronom relatif : mettre rien ou neutre quand pas évident. Voir si on distingue les deux.</text:p>
      <text:p text:style-name="P3">(cf <text:span text:style-name="T5">B_w_000001)</text:span></text:p>
      <text:p text:style-name="P3"/>
      <text:p text:style-name="P3"><text:span text:style-name="T5">Selon la norme Cattex, les participes présents doivent être indiqués en tant que tels dans MS, sauf certaines exceptions, explicitées dans le manuel.</text:span></text:p>
      <text:p text:style-name="P3"/>
      <text:p text:style-name="P3"><text:span text:style-name="T5">Substantif « combatant » : pas de lemme dans le dictionnaire mais combatre. Le mettre en lemme.</text:span></text:p>
      <text:p text:style-name="P4"><text:span text:style-name="T6">(cf </text:span><text:span text:style-name="T5">B_w_000036</text:span><text:span text:style-name="T6">)</text:span></text:p>
      <text:p text:style-name="P4"/>
      <text:p text:style-name="P3"><text:span text:style-name="T5">Adverbe « subitement » : pas de lemme dans le dictionnaire, mais « subit » existe, et dans cette entrée apparaît l'adverbe. Renvoyer à l'un ou l'autre ?</text:span></text:p>
      <text:p text:style-name="P4"><text:span text:style-name="T6">(cf </text:span><text:span text:style-name="T5">B_w_000122</text:span><text:span text:style-name="T6">)</text:span></text:p>
      <text:p text:style-name="P4"/>
      <text:p text:style-name="P3"><text:span text:style-name="T5">« ço fu le jor » : « le jor » en cas régime .</text:span></text:p>
      <text:p text:style-name="P4"><text:span text:style-name="T6">(cf </text:span><text:span text:style-name="T5">B_w_000127</text:span><text:span text:style-name="T6">)</text:span></text:p>
      <text:p text:style-name="P3"/>
      <text:p text:style-name="P3">« <text:span text:style-name="T10">Damnedeu » : entrée du dictionnaire à dan2, mais forme très éloignée, donc on garde en lemme « damnedeu » (qui apparaît dans l'index)</text:span></text:p>
      <text:p text:style-name="P5"><text:span text:style-name="T10">(cf </text:span><text:span text:style-name="T5">B_w_000202</text:span><text:span text:style-name="T7">)</text:span></text:p>
      <text:p text:style-name="P6"/>
      <text:p text:style-name="P3"/>
      <text:p text:style-name="P1"><text:span text:style-name="T5">Pronoms, déterminants et articles possessifs : les paradigmes et leurs lemmes</text:span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5-07T17:30:03.482893067</dc:date>
    <meta:editing-duration>PT4H6M2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151" meta:character-count="853" meta:non-whitespace-character-count="715"/>
  </office:meta>
</office:document-meta>
</file>